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1.54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molecule</text:p>
          </table:table-cell>
          <table:table-cell office:value-type="string" calcext:value-type="string">
            <text:p>field_int (a.u.)</text:p>
          </table:table-cell>
        </table:table-row>
        <table:table-row table:style-name="ro2">
          <table:table-cell office:value-type="string" calcext:value-type="string">
            <text:p>Al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Ar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e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e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e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H2Cl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H2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H3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HF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N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BS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2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2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2H3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2H4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2B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2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2N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2P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2-t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3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3B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3Cl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3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3N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3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3O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3S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H4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l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lCN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l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N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O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S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CS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F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FCN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FC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FH-O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FN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2CN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2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2O-Li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HB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BS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CCCl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CC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CH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CHS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Cl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CN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C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CON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COO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CP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e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NC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N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NS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O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OCl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O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HOO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Li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Li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LiBH4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LiCl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LiCN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LiH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g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Mg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2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2H4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a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NaCl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NaCN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aH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NaLi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NC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e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H2Cl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H2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H2O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H3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H3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OCl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NP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O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O3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OCl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OCl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O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OF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P2H4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P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P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PH2O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PH3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PH3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PS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2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Cl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Cl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F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H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H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iH3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iH3Cl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iH3F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iH4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iO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O2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>
          <table:table-cell office:value-type="string" calcext:value-type="string">
            <text:p>SO-trip</text:p>
          </table:table-cell>
          <table:table-cell office:value-type="float" office:value="0.01" calcext:value-type="float">
            <text:p>0.01</text:p>
          </table:table-cell>
        </table:table-row>
        <table:table-row table:style-name="ro2" table:number-rows-repeated="1048394">
          <table:table-cell table:number-columns-repeated="2"/>
        </table:table-row>
        <table:table-row table:style-name="ro3" table:number-rows-repeated="48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7:07:16.1968075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6:02:53.633501071</meta:creation-date>
    <dc:date>2019-09-30T17:08:33.337950508</dc:date>
    <meta:editing-duration>PT4M23S</meta:editing-duration>
    <meta:editing-cycles>4</meta:editing-cycles>
    <meta:generator>LibreOffice/6.0.7.3$Linux_X86_64 LibreOffice_project/00m0$Build-3</meta:generator>
    <meta:document-statistic meta:table-count="1" meta:cell-count="266" meta:object-count="0"/>
  </office:meta>
</office:document-meta>
</file>